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GBean.unregister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GBean.doFai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MixGBean.do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MixGBean.get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GBean.register( 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iceMixGBean.getJBI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GBean.ServiceMixGBean( String name , String directory , AbstractNameQuery transactionManagerName , AbstractNameQuery flows , Kernel ker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MixGBean.create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MixGBean.do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MixGBean.setPersistent( boolean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GBean.register( ServiceAssembly assemb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iceMixGBean.getFlow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MixGBean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GBean.unregister( ServiceAssembly assemb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